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GeneratedCacheKey.SimpleGeneratedCacheKey( Object ...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bleCacheKeyGenerator.generateCacheKey( CacheKeyInvocationContext &lt; ? extends Annotation &gt;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